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10" calcext:value-type="string">
            <text:p>0.0.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QUOTE([.A3];&quot;&quot;;&quot;2018-11-30&quot;)" office:value-type="float" office:value="178.58" calcext:value-type="float">
            <text:p>178.58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QUOTE([.A4];&quot;etf&quot;;&quot;2018-11-30&quot;)" office:value-type="float" office:value="101.41" calcext:value-type="float">
            <text:p>101.41</text:p>
          </table:table-cell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QUOTE([.A5];&quot;&quot;;&quot;2018-11-30&quot;)" office:value-type="float" office:value="86.22" calcext:value-type="float">
            <text:p>86.22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QUOTE([.A6];&quot;stock&quot;;&quot;2018-11-30&quot;)" office:value-type="float" office:value="107.95" calcext:value-type="float">
            <text:p>107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6:51:16.925964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4T17:03:39.273452798</dc:date>
    <meta:editing-duration>PT2M52S</meta:editing-duration>
    <meta:editing-cycles>2</meta:editing-cycles>
    <meta:generator>LibreOffice/6.0.6.2$MacOSX_X86_64 LibreOffice_project/0c292870b25a325b5ed35f6b45599d2ea4458e77</meta:generator>
    <meta:document-statistic meta:table-count="1" meta:cell-count="10" meta:object-count="0"/>
  </office:meta>
</office:document-meta>
</file>